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282e44" draw:textarea-horizontal-align="justify" draw:textarea-vertical-align="middle" draw:auto-grow-height="false" fo:min-height="11.95cm" fo:min-width="19.723cm"/>
    </style:style>
    <style:style style:name="gr2" style:family="graphic" style:parent-style-name="standard">
      <style:graphic-properties draw:fill-color="#e95420" draw:textarea-horizontal-align="justify" draw:textarea-vertical-align="middle" draw:auto-grow-height="false" fo:min-height="8.873cm" fo:min-width="16.206cm"/>
    </style:style>
    <style:style style:name="gr3" style:family="graphic" style:parent-style-name="standard">
      <style:graphic-properties draw:fill-color="#ee9902" draw:textarea-horizontal-align="justify" draw:textarea-vertical-align="middle" draw:auto-grow-height="false" fo:min-height="8.873cm" fo:min-width="8.623cm"/>
    </style:style>
    <style:style style:name="gr4" style:family="graphic" style:parent-style-name="standard">
      <style:graphic-properties draw:fill-color="#aea79f" draw:textarea-horizontal-align="justify" draw:textarea-vertical-align="middle" draw:auto-grow-height="false" fo:min-height="2.058cm" fo:min-width="3.897cm"/>
    </style:style>
    <style:style style:name="gr5" style:family="graphic" style:parent-style-name="standard">
      <style:graphic-properties draw:fill-color="#aea79f" draw:textarea-horizontal-align="justify" draw:textarea-vertical-align="middle" draw:auto-grow-height="false" fo:min-height="0.959cm" fo:min-width="5.655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3cm" fo:min-width="5.7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2cm" fo:min-width="4.533cm"/>
    </style:style>
    <style:style style:name="gr9" style:family="graphic" style:parent-style-name="standard">
      <style:graphic-properties draw:fill-color="#525c86" draw:textarea-horizontal-align="justify" draw:textarea-vertical-align="middle" draw:auto-grow-height="false" fo:min-height="8.873cm" fo:min-width="7.524cm"/>
    </style:style>
    <style:style style:name="gr10" style:family="graphic" style:parent-style-name="standard">
      <style:graphic-properties draw:fill-color="#ee9902" draw:textarea-horizontal-align="justify" draw:textarea-vertical-align="middle" draw:auto-grow-height="false" fo:min-height="8.873cm" fo:min-width="8.513cm"/>
    </style:style>
    <style:style style:name="gr11" style:family="graphic" style:parent-style-name="standard">
      <style:graphic-properties draw:stroke="none" svg:stroke-color="#000000" draw:fill="none" draw:fill-color="#ffffff" fo:min-height="1.618cm"/>
    </style:style>
    <style:style style:name="gr12" style:family="graphic" style:parent-style-name="standard">
      <style:graphic-properties draw:fill-color="#525c86" draw:textarea-horizontal-align="justify" draw:textarea-vertical-align="middle" draw:auto-grow-height="false" fo:min-height="1.289cm" fo:min-width="12.799cm"/>
    </style:style>
    <style:style style:name="gr13" style:family="graphic" style:parent-style-name="standard">
      <style:graphic-properties draw:fill-color="#00cc33" draw:textarea-horizontal-align="justify" draw:textarea-vertical-align="middle" draw:auto-grow-height="false" fo:min-height="0.605cm" fo:min-width="0.355cm"/>
    </style:style>
    <style:style style:name="gr14" style:family="graphic" style:parent-style-name="standard">
      <style:graphic-properties draw:fill-color="#0066ff" draw:textarea-horizontal-align="justify" draw:textarea-vertical-align="middle" draw:auto-grow-height="false" fo:min-height="0.605cm" fo:min-width="0.355cm"/>
    </style:style>
    <style:style style:name="gr15" style:family="graphic" style:parent-style-name="standard">
      <style:graphic-properties draw:fill-color="#0066ff" draw:textarea-horizontal-align="justify" draw:textarea-vertical-align="middle" draw:auto-grow-height="false" fo:min-height="0.605cm" fo:min-width="0.432cm"/>
    </style:style>
    <style:style style:name="gr16" style:family="graphic" style:parent-style-name="standard">
      <style:graphic-properties draw:fill-color="#525c86" draw:textarea-horizontal-align="justify" draw:textarea-vertical-align="middle" draw:auto-grow-height="false" fo:min-height="0.959cm" fo:min-width="6.644cm"/>
    </style:style>
    <style:style style:name="gr17" style:family="graphic" style:parent-style-name="standard">
      <style:graphic-properties draw:fill-color="#525c86" draw:textarea-horizontal-align="justify" draw:textarea-vertical-align="middle" draw:auto-grow-height="false" fo:min-height="0.959cm" fo:min-width="6.534cm"/>
    </style:style>
    <style:style style:name="gr18" style:family="graphic" style:parent-style-name="objectwithoutfill">
      <style:graphic-properties draw:marker-end="Arrow" draw:marker-end-width="0.3cm" draw:fill="none" draw:fill-color="#525c86" draw:textarea-vertical-align="middle"/>
    </style:style>
    <style:style style:name="gr19" style:family="graphic" style:parent-style-name="objectwithoutfill">
      <style:graphic-properties draw:marker-start="Arrow" draw:marker-start-width="0.3cm" draw:marker-end="Arrow" draw:marker-end-width="0.3cm" draw:fill="none" draw:fill-color="#525c86" draw:textarea-vertical-align="middle"/>
    </style:style>
    <style:style style:name="gr20" style:family="graphic" style:parent-style-name="standard">
      <style:graphic-properties draw:fill-color="#ff0000" draw:textarea-horizontal-align="justify" draw:textarea-vertical-align="middle" draw:auto-grow-height="false" fo:min-height="0.605cm" fo:min-width="0.355cm"/>
    </style:style>
    <style:style style:name="P1" style:family="paragraph">
      <loext:graphic-properties draw:fill-color="#282e44"/>
      <style:paragraph-properties fo:text-align="center"/>
    </style:style>
    <style:style style:name="P2" style:family="paragraph">
      <loext:graphic-properties draw:fill-color="#e95420"/>
      <style:paragraph-properties fo:text-align="center"/>
    </style:style>
    <style:style style:name="P3" style:family="paragraph">
      <loext:graphic-properties draw:fill-color="#ee9902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aea79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color="#ffffff"/>
    </style:style>
    <style:style style:name="P8" style:family="paragraph">
      <loext:graphic-properties draw:fill="none" draw:fill-color="#ffffff"/>
      <style:text-properties fo:color="#ffffff" style:font-name="Ubuntu"/>
    </style:style>
    <style:style style:name="P9" style:family="paragraph">
      <style:text-properties fo:color="#eeeeee"/>
    </style:style>
    <style:style style:name="P10" style:family="paragraph">
      <loext:graphic-properties draw:fill="none" draw:fill-color="#ffffff"/>
      <style:text-properties fo:color="#eeeeee"/>
    </style:style>
    <style:style style:name="P11" style:family="paragraph">
      <loext:graphic-properties draw:fill-color="#525c86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center"/>
      <style:text-properties fo:color="#eeeeee"/>
    </style:style>
    <style:style style:name="P14" style:family="paragraph">
      <loext:graphic-properties draw:fill-color="#525c86"/>
      <style:paragraph-properties fo:text-align="center"/>
      <style:text-properties fo:color="#eeeeee"/>
    </style:style>
    <style:style style:name="P15" style:family="paragraph">
      <style:paragraph-properties fo:text-align="center"/>
      <style:text-properties fo:color="#ffffff"/>
    </style:style>
    <style:style style:name="P16" style:family="paragraph">
      <loext:graphic-properties draw:fill-color="#00cc33"/>
      <style:paragraph-properties fo:text-align="center"/>
      <style:text-properties fo:color="#ffffff"/>
    </style:style>
    <style:style style:name="P17" style:family="paragraph">
      <loext:graphic-properties draw:fill-color="#0066ff"/>
      <style:paragraph-properties fo:text-align="center"/>
      <style:text-properties fo:color="#ffffff"/>
    </style:style>
    <style:style style:name="P18" style:family="paragraph">
      <loext:graphic-properties draw:fill="none" draw:fill-color="#525c86"/>
      <style:paragraph-properties fo:margin-left="0cm" fo:margin-right="1cm" fo:margin-top="1cm" fo:margin-bottom="1cm" fo:text-align="center" fo:text-indent="0cm" style:writing-mode="lr-tb"/>
    </style:style>
    <style:style style:name="P19" style:family="paragraph">
      <loext:graphic-properties draw:fill-color="#ff0000"/>
      <style:paragraph-properties fo:text-align="center"/>
      <style:text-properties fo:color="#ffffff"/>
    </style:style>
    <style:style style:name="T1" style:family="text">
      <style:text-properties fo:color="#ffffff" fo:font-size="26pt" style:font-size-asian="26pt" style:font-size-complex="26pt"/>
    </style:style>
    <style:style style:name="T2" style:family="text">
      <style:text-properties fo:color="#eeeeee" fo:font-size="26pt" style:font-size-asian="26pt" style:font-size-complex="26pt"/>
    </style:style>
    <style:style style:name="T3" style:family="text">
      <style:text-properties fo:color="#eeeeee"/>
    </style:style>
    <style:style style:name="T4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223cm" svg:height="12.2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6.706cm" svg:height="9.123cm" svg:x="24.191cm" svg:y="4.0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9.123cm" svg:height="9.123cm" svg:x="11.551cm" svg:y="3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1" draw:id="id1" draw:layer="layout" svg:width="4.397cm" svg:height="2.308cm" svg:x="25.18cm" svg:y="6.715cm">
          <text:p text:style-name="P4">go ag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" draw:id="id4" draw:layer="layout" svg:width="6.155cm" svg:height="1.209cm" svg:x="33.643cm" svg:y="7.265cm">
          <text:p text:style-name="P4">snapcraf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2" draw:id="id2" draw:layer="layout" svg:width="6.155cm" svg:height="1.209cm" svg:x="33.632cm" svg:y="5.506cm">
          <text:p text:style-name="P4">get cod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s" svg:x1="29.577cm" svg:y1="7.869cm" svg:x2="33.632cm" svg:y2="6.11cm" draw:start-shape="id1" draw:start-glue-point="1" draw:end-shape="id2" svg:d="M29577 7869h500l3053-1759h502" svg:viewBox="0 0 4056 1760">
          <text:p/>
        </draw:connector>
        <draw:custom-shape draw:style-name="gr5" draw:text-style-name="P5" xml:id="id3" draw:id="id3" draw:layer="layout" svg:width="6.155cm" svg:height="1.209cm" svg:x="33.643cm" svg:y="9.133cm">
          <text:p text:style-name="P4">install&amp;run sna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s" svg:x1="33.643cm" svg:y1="9.737cm" svg:x2="29.577cm" svg:y2="7.869cm" draw:start-shape="id3" draw:end-shape="id1" svg:d="M33643 9737h-502l-3064-1868h-500" svg:viewBox="0 0 4067 1869">
          <text:p/>
        </draw:connector>
        <draw:connector draw:style-name="gr6" draw:text-style-name="P6" draw:layer="layout" draw:type="lines" svg:x1="33.643cm" svg:y1="7.869cm" svg:x2="29.577cm" svg:y2="7.869cm" draw:start-shape="id4" draw:start-glue-point="3" draw:end-shape="id1" draw:end-glue-point="1" svg:d="M33643 7869h-502-3064-500" svg:viewBox="0 0 4067 1">
          <text:p/>
        </draw:connector>
        <draw:frame draw:style-name="gr7" draw:text-style-name="P8" draw:layer="layout" svg:width="7.358cm" svg:height="1.403cm" svg:x="28.813cm" svg:y="10.918cm">
          <draw:text-box>
            <text:p text:style-name="P7"><text:span text:style-name="T1">Snappy </text:span><text:span text:style-name="T1">Device</text:span></text:p>
          </draw:text-box>
        </draw:frame>
        <draw:frame draw:style-name="gr8" draw:text-style-name="P10" draw:layer="layout" svg:width="5.949cm" svg:height="1.402cm" svg:x="7.931cm" svg:y="1.466cm">
          <draw:text-box>
            <text:p text:style-name="P9"><text:span text:style-name="T2">Eclipse Che</text:span></text:p>
          </draw:text-box>
        </draw:frame>
        <draw:custom-shape draw:style-name="gr9" draw:text-style-name="P11" draw:layer="layout" svg:width="8.024cm" svg:height="9.123cm" svg:x="1.659cm" svg:y="3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9.013cm" svg:height="9.123cm" svg:x="1.659cm" svg:y="3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0" draw:layer="layout" svg:width="5.276cm" svg:height="1.868cm" svg:x="4.187cm" svg:y="3.638cm">
          <draw:text-box>
            <text:p>Workspace</text:p>
          </draw:text-box>
        </draw:frame>
        <draw:frame draw:style-name="gr11" draw:text-style-name="P12" draw:layer="layout" svg:width="5.276cm" svg:height="1.868cm" svg:x="14.079cm" svg:y="3.748cm">
          <draw:text-box>
            <text:p>WS Machine</text:p>
          </draw:text-box>
        </draw:frame>
        <draw:custom-shape draw:style-name="gr12" draw:text-style-name="P14" xml:id="id6" draw:id="id6" draw:layer="layout" svg:width="13.299cm" svg:height="1.539cm" svg:x="4.46cm" svg:y="5.286cm">
          <text:p text:style-name="P13"><text:span text:style-name="T3">rest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6" draw:layer="layout" svg:width="1.209cm" svg:height="1.209cm" svg:x="17.267cm" svg:y="5.469cm">
          <text:p text:style-name="P15"><text:span text:style-name="T4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17" draw:layer="layout" svg:width="1.209cm" svg:height="1.209cm" svg:x="39.359cm" svg:y="5.506cm">
          <text:p text:style-name="P15"><text:span text:style-name="T4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7" draw:layer="layout" svg:width="1.318cm" svg:height="1.209cm" svg:x="39.25cm" svg:y="7.265cm">
          <text:p text:style-name="P15"><text:span text:style-name="T4">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7" draw:layer="layout" svg:width="1.318cm" svg:height="1.209cm" svg:x="39.25cm" svg:y="9.134cm">
          <text:p text:style-name="P15"><text:span text:style-name="T4">7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14" xml:id="id5" draw:id="id5" draw:layer="layout" svg:width="7.144cm" svg:height="1.209cm" svg:x="2.649cm" svg:y="7.814cm">
          <text:p text:style-name="P13"><text:span text:style-name="T3">user runs bu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xml:id="id7" draw:id="id7" draw:layer="layout" svg:width="7.034cm" svg:height="1.209cm" svg:x="2.649cm" svg:y="10.672cm">
          <text:p text:style-name="P13"><text:span text:style-name="T3">events websoc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6" draw:layer="layout" svg:width="1.209cm" svg:height="1.209cm" svg:x="9.133cm" svg:y="10.672cm">
          <text:p text:style-name="P15"><text:span text:style-name="T4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14" xml:id="id8" draw:id="id8" draw:layer="layout" svg:width="7.034cm" svg:height="1.209cm" svg:x="12.541cm" svg:y="10.672cm">
          <text:p text:style-name="P13"><text:span text:style-name="T3">terminal </text:span><text:span text:style-name="T3">websoc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1.209cm" svg:height="1.209cm" svg:x="19.135cm" svg:y="10.672cm">
          <text:p text:style-name="P15"><text:span text:style-name="T4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8" draw:text-style-name="P18" draw:layer="layout" svg:x1="2.649cm" svg:y1="8.418cm" svg:x2="4.46cm" svg:y2="6.055cm" draw:start-shape="id5" draw:start-glue-point="3" draw:end-shape="id6" draw:end-glue-point="3" svg:d="M2649 8418h-501v-2363h2312" svg:viewBox="0 0 2313 2364">
          <text:p/>
        </draw:connector>
        <draw:connector draw:style-name="gr18" draw:text-style-name="P18" draw:layer="layout" svg:x1="6.166cm" svg:y1="10.672cm" svg:x2="27.378cm" svg:y2="9.023cm" draw:start-shape="id7" draw:start-glue-point="0" draw:end-shape="id1" draw:end-glue-point="2" svg:d="M6166 10672v-825h21212v-824" svg:viewBox="0 0 21213 1650">
          <text:p/>
        </draw:connector>
        <draw:connector draw:style-name="gr19" draw:text-style-name="P18" draw:layer="layout" svg:x1="27.378cm" svg:y1="9.023cm" svg:x2="16.058cm" svg:y2="10.672cm" draw:start-shape="id1" draw:start-glue-point="2" draw:end-shape="id8" draw:end-glue-point="0" svg:d="M27378 9023v824h-11320v825" svg:viewBox="0 0 11321 1650">
          <text:p/>
        </draw:connector>
        <draw:custom-shape draw:style-name="gr20" draw:text-style-name="P19" draw:layer="layout" svg:width="1.209cm" svg:height="1.209cm" svg:x="9.134cm" svg:y="7.816cm">
          <text:p text:style-name="P15"><text:span text:style-name="T4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9" draw:text-style-name="P18" draw:layer="layout" svg:x1="17.759cm" svg:y1="6.055cm" svg:x2="17.759cm" svg:y2="6.055cm" draw:start-shape="id6" draw:end-shape="id6" svg:d="M17759 6055z" svg:viewBox="0 0 1 1">
          <text:p/>
        </draw:connector>
        <draw:connector draw:style-name="gr19" draw:text-style-name="P18" draw:layer="layout" svg:x1="11.109cm" svg:y1="6.825cm" svg:x2="25.18cm" svg:y2="7.869cm" draw:start-shape="id6" draw:start-glue-point="2" draw:end-shape="id1" svg:d="M11109 6825v1044h14071" svg:viewBox="0 0 14072 10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4T17:41:08.938892857</meta:creation-date>
    <dc:date>2016-08-28T17:12:30.224723122</dc:date>
    <meta:editing-duration>PT21M40S</meta:editing-duration>
    <meta:editing-cycles>5</meta:editing-cycles>
    <meta:generator>LibreOffice/5.2.0.4$Linux_X86_64 LibreOffice_project/20m0$Build-4</meta:generator>
    <meta:document-statistic meta:object-count="32"/>
  </office:meta>
</office:document-meta>
</file>